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41be" officeooo:paragraph-rsid="001941be"/>
    </style:style>
    <style:style style:name="P2" style:family="paragraph" style:parent-style-name="Standard">
      <style:text-properties officeooo:rsid="001ade12" officeooo:paragraph-rsid="001ade12"/>
    </style:style>
    <style:style style:name="P3" style:family="paragraph" style:parent-style-name="Standard">
      <style:text-properties officeooo:rsid="001cd4c1" officeooo:paragraph-rsid="001cd4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vide 2 options for url’s ie conf and valid, either to be provided by the user as kwargs or be saved in .env.</text:p>
      <text:p text:style-name="P1"/>
      <text:p text:style-name="P1">Look at billrefnumber of c2b transactions.</text:p>
      <text:p text:style-name="P1"/>
      <text:p text:style-name="P2">Remember to change the path to the pem file.</text:p>
      <text:p text:style-name="P3">Tabs manager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7T15:19:24.991379057</meta:creation-date>
    <dc:date>2021-09-27T22:57:55.937870774</dc:date>
    <meta:editing-duration>PT1H5M49S</meta:editing-duration>
    <meta:editing-cycles>1</meta:editing-cycles>
    <meta:document-statistic meta:table-count="0" meta:image-count="0" meta:object-count="0" meta:page-count="1" meta:paragraph-count="4" meta:word-count="40" meta:character-count="210" meta:non-whitespace-character-count="174"/>
    <meta:generator>LibreOffice/6.4.7.2$Linux_X86_64 LibreOffice_project/40$Build-2</meta:generator>
  </office:meta>
</office:document-meta>
</file>